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 table:number-rows-repeated="104790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</table:table>
      <table:named-expressions/>
      <table:database-ranges>
        <table:database-range table:name="__Anonymous_Sheet_DB__0" table:target-range-address="Schreibhand.A1:Schreibhand.C65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 style:data-style-name="N2" text:time-value="06:42:12.8343095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05T06:46:11.871213154</dc:date>
    <meta:editing-cycles>380</meta:editing-cycles>
    <meta:editing-duration>PT17H49M5S</meta:editing-duration>
    <meta:document-statistic meta:table-count="2" meta:cell-count="1586" meta:object-count="0"/>
    <meta:user-defined meta:name="Info 1"/>
    <meta:user-defined meta:name="Info 2"/>
    <meta:user-defined meta:name="Info 3"/>
    <meta:user-defined meta:name="Info 4"/>
  </office:meta>
</office:document-meta>
</file>